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ame- Ravandeep kaur</text:p>
      <text:p text:style-name="Standard">Student ID- 24102074</text:p>
      <text:p text:style-name="Standard">Subject Code- PROG5001</text:p>
      <text:p text:style-name="Standard">Due Date- 26 September, 20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sudo code:</text:p>
      <text:p text:style-name="Standard">dict={}</text:p>
      <text:p text:style-name="Standard">switch (case)</text:p>
      <text:p text:style-name="Standard">case 1:</text:p>
      <text:p text:style-name="Standard"><text:s/>read csv file</text:p>
      <text:p text:style-name="Standard">while(line!=null)</text:p>
      <text:p text:style-name="Standard"><text:tab/>total_marks = A1+A2+A3</text:p>
      <text:p text:style-name="Standard"><text:tab/>dict={total_marks:student name}</text:p>
      <text:p text:style-name="Standard"><text:s text:c="11"/>print(student details,total_marks</text:p>
      <text:p text:style-name="Standard"/>
      <text:p text:style-name="Standard">case2:</text:p>
      <text:p text:style-name="Standard"><text:s/>tv=input threshold value<text:tab/><text:tab/></text:p>
      <text:p text:style-name="Standard"><text:s/>while (line!=null)</text:p>
      <text:p text:style-name="Standard"><text:tab/>total_marks = A1+A2+A3</text:p>
      <text:p text:style-name="Standard"><text:tab/>if total_marks&lt;=tv:</text:p>
      <text:p text:style-name="Standard"><text:tab/><text:tab/>print(student name)</text:p>
      <text:p text:style-name="Standard"/>
      <text:p text:style-name="Standard">case3:</text:p>
      <text:p text:style-name="Standard"><text:s text:c="7"/>sorted_dict=sort(dict)</text:p>
      <text:p text:style-name="Standard">#to print students with top 10 highest total marks</text:p>
      <text:p text:style-name="Standard"><text:s text:c="7"/>for i in range(0,10)</text:p>
      <text:p text:style-name="Standard"><text:tab/>print(dict[student name])</text:p>
      <text:p text:style-name="Standard"><text:s text:c="5"/></text:p>
      <text:p text:style-name="Standard">#to print students with top 10 lowest total marks</text:p>
      <text:p text:style-name="Standard"><text:s text:c="7"/>for i in range(-1,-10)</text:p>
      <text:p text:style-name="Standard"><text:tab/>print(dict[student name])</text:p>
      <text:p text:style-name="Standard"/>
      <text:p text:style-name="Standard"/>
      <text:p text:style-name="Standard"/>
      <text:p text:style-name="Standard"/>
      <text:p text:style-name="Standard"><text:a xlink:href="https://github.com/Ravandeep12/ProgrammingAssignment2" office:target-frame-name="_top" xlink:show="replace"><text:span text:style-name="Hyperlink">Ravandeep12/ProgrammingAssignment2 (github.com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avandeep kaur</meta:initial-creator>
    <dc:creator>ravandeep kaur</dc:creator>
    <meta:creation-date>2022-09-26T12:06:00Z</meta:creation-date>
    <dc:date>2022-09-26T12:06:00Z</dc:date>
    <meta:template xlink:href="Normal" xlink:type="simple"/>
    <meta:editing-cycles>2</meta:editing-cycles>
    <meta:editing-duration>PT360S</meta:editing-duration>
    <meta:user-defined meta:name="GrammarlyDocumentId">ff7c2629076b5bb6e0efb35bbb12be242d86d6c1507a8af57479fa3271c8c252</meta:user-defined>
    <meta:document-statistic meta:page-count="1" meta:paragraph-count="39" meta:word-count="97" meta:character-count="743" meta:row-count="42" meta:non-whitespace-character-count="685"/>
  </office:meta>
</office:document-meta>
</file>